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471cddf000" style:family="table" style:master-page-name="ta-mp-0x7f471cddf000">
      <style:table-properties table:display="true" style:writing-mode="lr-tb"/>
    </style:style>
    <style:style style:name="ta-0x7f471cddf1f0" style:family="table" style:master-page-name="ta-mp-0x7f471cddf1f0">
      <style:table-properties table:display="true" style:writing-mode="lr-tb"/>
    </style:style>
    <style:style style:name="ta-0x7f471cddf3e0" style:family="table" style:master-page-name="ta-mp-0x7f471cddf3e0">
      <style:table-properties table:display="true" style:writing-mode="lr-tb"/>
    </style:style>
    <style:style style:name="ta-0x7f471cddf5d0" style:family="table" style:master-page-name="ta-mp-0x7f471cddf5d0">
      <style:table-properties table:display="true" style:writing-mode="lr-tb"/>
    </style:style>
    <style:style style:name="ta-0x7f471cddf7c0" style:family="table" style:master-page-name="ta-mp-0x7f471cddf7c0">
      <style:table-properties table:display="true" style:writing-mode="lr-tb"/>
    </style:style>
    <style:style style:name="ta-0x7f471cddf9b0" style:family="table" style:master-page-name="ta-mp-0x7f471cddf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471cdb5d1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5e3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5f6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608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61b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62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5b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93c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71cdb652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9680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64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93d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71cdb665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69c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677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6af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6d4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9430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6c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93e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71cdb6e6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71e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6f9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730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755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9611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74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93f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71cdb768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79f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77a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7b2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7d7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94fc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7c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940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71cdb7e9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821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7fc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833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858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96dd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84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941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71cdb86b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8a2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87d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71cdb8b5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237.00pt" style:use-optimal-column-width="fals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64.26pt" style:use-optimal-column-width="tru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116.2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2.00pt" style:use-optimal-row-height="false"/>
    </style:style>
    <style:style style:name="AROW-2" style:family="table-row">
      <style:table-row-properties style:row-height="14.91pt" style:use-optimal-row-height="true"/>
    </style:style>
    <style:style style:name="AROW-3" style:family="table-row"/>
    <style:style style:name="AROW-4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471cdb981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471ce4201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471ce49010" table:allow-empty-cell="true" table:display-list="unsorted" table:base-cell-address="$'TestCase'.A7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verifySearchProductOnTheBasisOfStatus&quot;})">
          <table:error-message table:display="true" table:message-type="warning"/>
        </table:content-validation>
        <table:content-validation table:name="VAL-0x7f471ce51430" table:allow-empty-cell="true" table:display-list="unsorted" table:base-cell-address="$'TestCase'.A9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471ce57c1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471cddf000" table:print="false">
        <office:forms form:automatic-focus="false" form:apply-design-mode="false">
          <form:form/>
        </office:forms>
        <table:table-column table:default-cell-style-name="ACE-0x7f471cdb5be8" table:style-name="ACOL-1"/>
        <table:table-column table:style-name="ACOL-0" table:number-columns-repeated="127"/>
        <table:table-row table:style-name="AROW-0">
          <table:table-cell table:style-name="ACE-0x7f471cdb5d1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471cdb5e38" table:content-validation-name="VAL-0x7f471cdb981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1">
          <table:table-cell table:style-name="ACE-0x7f471cdb5f60" table:content-validation-name="VAL-0x7f471ce42010" office:value-type="string">
            <text:p>login</text:p>
          </table:table-cell>
          <table:table-cell table:number-columns-repeated="127" table:style-name="Gnumeric-default"/>
        </table:table-row>
        <table:table-row table:style-name="AROW-0">
          <table:table-cell table:style-name="ACE-0x7f471cdb6088" table:content-validation-name="VAL-0x7f471ce49010" office:value-type="string">
            <text:p>verifySearchProductOnTheBasisOfStatus</text:p>
          </table:table-cell>
          <table:table-cell table:number-columns-repeated="127" table:style-name="Gnumeric-default"/>
        </table:table-row>
        <table:table-row table:style-name="AROW-2">
          <table:table-cell table:style-name="ACE-0x7f471cdb61b0" table:content-validation-name="VAL-0x7f471ce5143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 table:number-rows-repeated="3">
          <table:table-cell table:style-name="ACE-0x7f471cdb62d8" table:content-validation-name="VAL-0x7f471ce57c10"/>
          <table:table-cell table:number-columns-repeated="127" table:style-name="Gnumeric-default"/>
        </table:table-row>
        <table:table-row table:style-name="AROW-0" table:number-rows-repeated="1048568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471cddf1f0" table:print="false">
        <office:forms form:automatic-focus="false" form:apply-design-mode="false">
          <form:form/>
        </office:forms>
        <table:table-column table:default-cell-style-name="ACE-0x7f471cdb6400" table:style-name="ACOL-3"/>
        <table:table-column table:default-cell-style-name="ACE-0x7f471cdb6400" table:style-name="ACOL-4"/>
        <table:table-column table:default-cell-style-name="ACE-0x7f471cdb6400" table:style-name="ACOL-5"/>
        <table:table-column table:default-cell-style-name="ACE-0x7f471cdb6400" table:style-name="ACOL-6"/>
        <table:table-column table:default-cell-style-name="ACE-0x7f471cdb6400" table:style-name="ACOL-7" table:number-columns-repeated="2"/>
        <table:table-column table:default-cell-style-name="ACE-0x7f471cdb6400" table:style-name="ACOL-8"/>
        <table:table-column table:default-cell-style-name="ACE-0x7f471cdb6400" table:style-name="ACOL-9"/>
        <table:table-column table:default-cell-style-name="ACE-0x7f471cd93d40" table:style-name="ACOL-0" table:number-columns-repeated="120"/>
        <table:table-row table:style-name="AROW-0">
          <table:table-cell table:style-name="ACE-0x7f471cdb6528" office:value-type="string">
            <text:p>User Name</text:p>
          </table:table-cell>
          <table:table-cell table:style-name="ACE-0x7f471cdb6650" office:value-type="string">
            <text:p>Password</text:p>
          </table:table-cell>
          <table:table-cell table:style-name="ACE-0x7f471cdb6650" office:value-type="string">
            <text:p>Name</text:p>
          </table:table-cell>
          <table:table-cell table:style-name="ACE-0x7f471cdb6650" office:value-type="string">
            <text:p>URL</text:p>
          </table:table-cell>
          <table:table-cell table:style-name="ACE-0x7f471cdb6650" office:value-type="string">
            <text:p>Code</text:p>
          </table:table-cell>
          <table:table-cell table:style-name="ACE-0x7f471cdb6650" office:value-type="string">
            <text:p>Status</text:p>
          </table:table-cell>
          <table:table-cell table:style-name="ACE-0x7f471cdb6650" office:value-type="string">
            <text:p>Merchant DropDown</text:p>
          </table:table-cell>
          <table:table-cell table:style-name="ACE-0x7f471cdb6778" office:value-type="string">
            <text:p>Category Drop Down</text:p>
          </table:table-cell>
          <table:table-cell table:number-columns-repeated="120" table:style-name="ACE-0x7f471cd93d40"/>
        </table:table-row>
        <table:table-row table:style-name="AROW-0">
          <table:table-cell table:style-name="ACE-0x7f471cd96808" office:value-type="string">
            <text:p>testshopclue@sc.com</text:p>
          </table:table-cell>
          <table:table-cell table:style-name="ACE-0x7f471cdb69c8" office:value-type="float" office:value="123456">
            <text:p>123456</text:p>
          </table:table-cell>
          <table:table-cell table:number-columns-repeated="3" table:style-name="ACE-0x7f471cdb69c8"/>
          <table:table-cell table:style-name="ACE-0x7f471cdb69c8" office:value-type="string">
            <text:p>Active</text:p>
          </table:table-cell>
          <table:table-cell table:style-name="ACE-0x7f471cdb69c8" office:value-type="string">
            <text:p>All Merchants</text:p>
          </table:table-cell>
          <table:table-cell table:style-name="ACE-0x7f471cdb6af0" office:value-type="string">
            <text:p>All Categories</text:p>
          </table:table-cell>
          <table:table-cell table:number-columns-repeated="120" table:style-name="ACE-0x7f471cd93d4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10">
          <table:table-cell table:number-columns-repeated="128" table:style-name="ACE-0x7f471cd93d4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1"/>
        </gnm:selections>
      </table:table>
      <table:table table:name="AQA2_TestData" table:style-name="ta-0x7f471cddf3e0" table:print="false">
        <office:forms form:automatic-focus="false" form:apply-design-mode="false">
          <form:form/>
        </office:forms>
        <table:table-column table:default-cell-style-name="ACE-0x7f471cdb6c18" table:style-name="ACOL-3"/>
        <table:table-column table:default-cell-style-name="ACE-0x7f471cdb6c18" table:style-name="ACOL-4"/>
        <table:table-column table:default-cell-style-name="ACE-0x7f471cdb6c18" table:style-name="ACOL-5"/>
        <table:table-column table:default-cell-style-name="ACE-0x7f471cdb6c18" table:style-name="ACOL-6"/>
        <table:table-column table:default-cell-style-name="ACE-0x7f471cdb6c18" table:style-name="ACOL-7" table:number-columns-repeated="2"/>
        <table:table-column table:default-cell-style-name="ACE-0x7f471cdb6c18" table:style-name="ACOL-8"/>
        <table:table-column table:default-cell-style-name="ACE-0x7f471cdb6c18" table:style-name="ACOL-9"/>
        <table:table-column table:default-cell-style-name="ACE-0x7f471cd93e68" table:style-name="ACOL-0" table:number-columns-repeated="120"/>
        <table:table-row table:style-name="AROW-0">
          <table:table-cell table:style-name="ACE-0x7f471cdb6d40" office:value-type="string">
            <text:p>User Name</text:p>
          </table:table-cell>
          <table:table-cell table:style-name="ACE-0x7f471cdb6e68" office:value-type="string">
            <text:p>Password</text:p>
          </table:table-cell>
          <table:table-cell table:style-name="ACE-0x7f471cdb6e68" office:value-type="string">
            <text:p>Name</text:p>
          </table:table-cell>
          <table:table-cell table:style-name="ACE-0x7f471cdb6e68" office:value-type="string">
            <text:p>URL</text:p>
          </table:table-cell>
          <table:table-cell table:style-name="ACE-0x7f471cdb6e68" office:value-type="string">
            <text:p>Code</text:p>
          </table:table-cell>
          <table:table-cell table:style-name="ACE-0x7f471cdb6e68" office:value-type="string">
            <text:p>Status</text:p>
          </table:table-cell>
          <table:table-cell table:style-name="ACE-0x7f471cdb6e68" office:value-type="string">
            <text:p>Merchant DropDown</text:p>
          </table:table-cell>
          <table:table-cell table:style-name="ACE-0x7f471cdb6f90" office:value-type="string">
            <text:p>Category Drop Down</text:p>
          </table:table-cell>
          <table:table-cell table:number-columns-repeated="120" table:style-name="ACE-0x7f471cd93e68"/>
        </table:table-row>
        <table:table-row table:style-name="AROW-0">
          <table:table-cell table:style-name="ACE-0x7f471cd94308" office:value-type="string">
            <text:p>testshopclue@sc.com</text:p>
          </table:table-cell>
          <table:table-cell table:style-name="ACE-0x7f471cdb71e0" office:value-type="float" office:value="123456">
            <text:p>123456</text:p>
          </table:table-cell>
          <table:table-cell table:number-columns-repeated="3" table:style-name="ACE-0x7f471cdb71e0"/>
          <table:table-cell table:style-name="ACE-0x7f471cdb71e0" office:value-type="string">
            <text:p>Active</text:p>
          </table:table-cell>
          <table:table-cell table:style-name="ACE-0x7f471cdb71e0" office:value-type="string">
            <text:p>All Merchants</text:p>
          </table:table-cell>
          <table:table-cell table:style-name="ACE-0x7f471cdb7308" office:value-type="string">
            <text:p>All Categories</text:p>
          </table:table-cell>
          <table:table-cell table:number-columns-repeated="120" table:style-name="ACE-0x7f471cd93e68"/>
        </table:table-row>
        <table:table-row table:style-name="AROW-4" table:number-rows-repeated="1048564">
          <table:table-cell table:number-columns-repeated="128"/>
        </table:table-row>
        <table:table-row table:style-name="AROW-4" table:number-rows-repeated="10">
          <table:table-cell table:number-columns-repeated="128" table:style-name="ACE-0x7f471cd93e6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1"/>
        </gnm:selections>
      </table:table>
      <table:table table:name="AQA3_TestData" table:style-name="ta-0x7f471cddf5d0" table:print="false">
        <office:forms form:automatic-focus="false" form:apply-design-mode="false">
          <form:form/>
        </office:forms>
        <table:table-column table:default-cell-style-name="ACE-0x7f471cdb7430" table:style-name="ACOL-3"/>
        <table:table-column table:default-cell-style-name="ACE-0x7f471cdb7430" table:style-name="ACOL-4"/>
        <table:table-column table:default-cell-style-name="ACE-0x7f471cdb7430" table:style-name="ACOL-5"/>
        <table:table-column table:default-cell-style-name="ACE-0x7f471cdb7430" table:style-name="ACOL-6"/>
        <table:table-column table:default-cell-style-name="ACE-0x7f471cdb7430" table:style-name="ACOL-7" table:number-columns-repeated="2"/>
        <table:table-column table:default-cell-style-name="ACE-0x7f471cdb7430" table:style-name="ACOL-8"/>
        <table:table-column table:default-cell-style-name="ACE-0x7f471cdb7430" table:style-name="ACOL-9"/>
        <table:table-column table:default-cell-style-name="ACE-0x7f471cd93f90" table:style-name="ACOL-0" table:number-columns-repeated="120"/>
        <table:table-row table:style-name="AROW-0">
          <table:table-cell table:style-name="ACE-0x7f471cdb7558" office:value-type="string">
            <text:p>User Name</text:p>
          </table:table-cell>
          <table:table-cell table:style-name="ACE-0x7f471cdb7680" office:value-type="string">
            <text:p>Password</text:p>
          </table:table-cell>
          <table:table-cell table:style-name="ACE-0x7f471cdb7680" office:value-type="string">
            <text:p>Name</text:p>
          </table:table-cell>
          <table:table-cell table:style-name="ACE-0x7f471cdb7680" office:value-type="string">
            <text:p>URL</text:p>
          </table:table-cell>
          <table:table-cell table:style-name="ACE-0x7f471cdb7680" office:value-type="string">
            <text:p>Code</text:p>
          </table:table-cell>
          <table:table-cell table:style-name="ACE-0x7f471cdb7680" office:value-type="string">
            <text:p>Status</text:p>
          </table:table-cell>
          <table:table-cell table:style-name="ACE-0x7f471cdb7680" office:value-type="string">
            <text:p>Merchant DropDown</text:p>
          </table:table-cell>
          <table:table-cell table:style-name="ACE-0x7f471cdb77a8" office:value-type="string">
            <text:p>Category Drop Down</text:p>
          </table:table-cell>
          <table:table-cell table:number-columns-repeated="120" table:style-name="ACE-0x7f471cd93f90"/>
        </table:table-row>
        <table:table-row table:style-name="AROW-0">
          <table:table-cell table:style-name="ACE-0x7f471cd96118" office:value-type="string">
            <text:p>testshopclue@sc.com</text:p>
          </table:table-cell>
          <table:table-cell table:style-name="ACE-0x7f471cdb79f8" office:value-type="float" office:value="123456">
            <text:p>123456</text:p>
          </table:table-cell>
          <table:table-cell table:number-columns-repeated="3" table:style-name="ACE-0x7f471cdb79f8"/>
          <table:table-cell table:style-name="ACE-0x7f471cdb79f8" office:value-type="string">
            <text:p>Active</text:p>
          </table:table-cell>
          <table:table-cell table:style-name="ACE-0x7f471cdb79f8" office:value-type="string">
            <text:p>All Merchants</text:p>
          </table:table-cell>
          <table:table-cell table:style-name="ACE-0x7f471cdb7b20" office:value-type="string">
            <text:p>All Categories</text:p>
          </table:table-cell>
          <table:table-cell table:number-columns-repeated="120" table:style-name="ACE-0x7f471cd93f90"/>
        </table:table-row>
        <table:table-row table:style-name="AROW-4" table:number-rows-repeated="1048564">
          <table:table-cell table:number-columns-repeated="128"/>
        </table:table-row>
        <table:table-row table:style-name="AROW-4" table:number-rows-repeated="10">
          <table:table-cell table:number-columns-repeated="128" table:style-name="ACE-0x7f471cd93f9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1"/>
        </gnm:selections>
      </table:table>
      <table:table table:name="AQA4_TestData" table:style-name="ta-0x7f471cddf7c0" table:print="false">
        <office:forms form:automatic-focus="false" form:apply-design-mode="false">
          <form:form/>
        </office:forms>
        <table:table-column table:default-cell-style-name="ACE-0x7f471cdb7c48" table:style-name="ACOL-3"/>
        <table:table-column table:default-cell-style-name="ACE-0x7f471cdb7c48" table:style-name="ACOL-4"/>
        <table:table-column table:default-cell-style-name="ACE-0x7f471cdb7c48" table:style-name="ACOL-5"/>
        <table:table-column table:default-cell-style-name="ACE-0x7f471cdb7c48" table:style-name="ACOL-6"/>
        <table:table-column table:default-cell-style-name="ACE-0x7f471cdb7c48" table:style-name="ACOL-7" table:number-columns-repeated="2"/>
        <table:table-column table:default-cell-style-name="ACE-0x7f471cdb7c48" table:style-name="ACOL-8"/>
        <table:table-column table:default-cell-style-name="ACE-0x7f471cdb7c48" table:style-name="ACOL-9"/>
        <table:table-column table:default-cell-style-name="ACE-0x7f471cd940b8" table:style-name="ACOL-0" table:number-columns-repeated="120"/>
        <table:table-row table:style-name="AROW-0">
          <table:table-cell table:style-name="ACE-0x7f471cdb7d70" office:value-type="string">
            <text:p>User Name</text:p>
          </table:table-cell>
          <table:table-cell table:style-name="ACE-0x7f471cdb7e98" office:value-type="string">
            <text:p>Password</text:p>
          </table:table-cell>
          <table:table-cell table:style-name="ACE-0x7f471cdb7e98" office:value-type="string">
            <text:p>Name</text:p>
          </table:table-cell>
          <table:table-cell table:style-name="ACE-0x7f471cdb7e98" office:value-type="string">
            <text:p>URL</text:p>
          </table:table-cell>
          <table:table-cell table:style-name="ACE-0x7f471cdb7e98" office:value-type="string">
            <text:p>Code</text:p>
          </table:table-cell>
          <table:table-cell table:style-name="ACE-0x7f471cdb7e98" office:value-type="string">
            <text:p>Status</text:p>
          </table:table-cell>
          <table:table-cell table:style-name="ACE-0x7f471cdb7e98" office:value-type="string">
            <text:p>Merchant DropDown</text:p>
          </table:table-cell>
          <table:table-cell table:style-name="ACE-0x7f471cdb7fc0" office:value-type="string">
            <text:p>Category Drop Down</text:p>
          </table:table-cell>
          <table:table-cell table:number-columns-repeated="120" table:style-name="ACE-0x7f471cd940b8"/>
        </table:table-row>
        <table:table-row table:style-name="AROW-0">
          <table:table-cell table:style-name="ACE-0x7f471cd94fc0" office:value-type="string">
            <text:p>testshopclue@sc.com</text:p>
          </table:table-cell>
          <table:table-cell table:style-name="ACE-0x7f471cdb8210" office:value-type="float" office:value="123456">
            <text:p>123456</text:p>
          </table:table-cell>
          <table:table-cell table:number-columns-repeated="3" table:style-name="ACE-0x7f471cdb8210"/>
          <table:table-cell table:style-name="ACE-0x7f471cdb8210" office:value-type="string">
            <text:p>Active</text:p>
          </table:table-cell>
          <table:table-cell table:style-name="ACE-0x7f471cdb8210" office:value-type="string">
            <text:p>All Merchants</text:p>
          </table:table-cell>
          <table:table-cell table:style-name="ACE-0x7f471cdb8338" office:value-type="string">
            <text:p>All Categories</text:p>
          </table:table-cell>
          <table:table-cell table:number-columns-repeated="120" table:style-name="ACE-0x7f471cd940b8"/>
        </table:table-row>
        <table:table-row table:style-name="AROW-4" table:number-rows-repeated="1048564">
          <table:table-cell table:number-columns-repeated="128"/>
        </table:table-row>
        <table:table-row table:style-name="AROW-4" table:number-rows-repeated="10">
          <table:table-cell table:number-columns-repeated="128" table:style-name="ACE-0x7f471cd940b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1"/>
        </gnm:selections>
      </table:table>
      <table:table table:name="AQA5_TestData" table:style-name="ta-0x7f471cddf9b0" table:print="false">
        <office:forms form:automatic-focus="false" form:apply-design-mode="false">
          <form:form/>
        </office:forms>
        <table:table-column table:default-cell-style-name="ACE-0x7f471cdb8460" table:style-name="ACOL-3"/>
        <table:table-column table:default-cell-style-name="ACE-0x7f471cdb8460" table:style-name="ACOL-4"/>
        <table:table-column table:default-cell-style-name="ACE-0x7f471cdb8460" table:style-name="ACOL-5"/>
        <table:table-column table:default-cell-style-name="ACE-0x7f471cdb8460" table:style-name="ACOL-6"/>
        <table:table-column table:default-cell-style-name="ACE-0x7f471cdb8460" table:style-name="ACOL-7" table:number-columns-repeated="2"/>
        <table:table-column table:default-cell-style-name="ACE-0x7f471cdb8460" table:style-name="ACOL-8"/>
        <table:table-column table:default-cell-style-name="ACE-0x7f471cdb8460" table:style-name="ACOL-9"/>
        <table:table-column table:default-cell-style-name="ACE-0x7f471cd941e0" table:style-name="ACOL-0" table:number-columns-repeated="120"/>
        <table:table-row table:style-name="AROW-0">
          <table:table-cell table:style-name="ACE-0x7f471cdb8588" office:value-type="string">
            <text:p>User Name</text:p>
          </table:table-cell>
          <table:table-cell table:style-name="ACE-0x7f471cdb86b0" office:value-type="string">
            <text:p>Password</text:p>
          </table:table-cell>
          <table:table-cell table:style-name="ACE-0x7f471cdb86b0" office:value-type="string">
            <text:p>Name</text:p>
          </table:table-cell>
          <table:table-cell table:style-name="ACE-0x7f471cdb86b0" office:value-type="string">
            <text:p>URL</text:p>
          </table:table-cell>
          <table:table-cell table:style-name="ACE-0x7f471cdb86b0" office:value-type="string">
            <text:p>Code</text:p>
          </table:table-cell>
          <table:table-cell table:style-name="ACE-0x7f471cdb86b0" office:value-type="string">
            <text:p>Status</text:p>
          </table:table-cell>
          <table:table-cell table:style-name="ACE-0x7f471cdb86b0" office:value-type="string">
            <text:p>Merchant DropDown</text:p>
          </table:table-cell>
          <table:table-cell table:style-name="ACE-0x7f471cdb87d8" office:value-type="string">
            <text:p>Category Drop Down</text:p>
          </table:table-cell>
          <table:table-cell table:number-columns-repeated="120" table:style-name="ACE-0x7f471cd941e0"/>
        </table:table-row>
        <table:table-row table:style-name="AROW-0">
          <table:table-cell table:style-name="ACE-0x7f471cd96dd0" office:value-type="string">
            <text:p>testshopclue@sc.com</text:p>
          </table:table-cell>
          <table:table-cell table:style-name="ACE-0x7f471cdb8a28" office:value-type="float" office:value="123456">
            <text:p>123456</text:p>
          </table:table-cell>
          <table:table-cell table:number-columns-repeated="3" table:style-name="ACE-0x7f471cdb8a28"/>
          <table:table-cell table:style-name="ACE-0x7f471cdb8a28" office:value-type="string">
            <text:p>Active</text:p>
          </table:table-cell>
          <table:table-cell table:style-name="ACE-0x7f471cdb8a28" office:value-type="string">
            <text:p>All Merchants</text:p>
          </table:table-cell>
          <table:table-cell table:style-name="ACE-0x7f471cdb8b50" office:value-type="string">
            <text:p>All Categories</text:p>
          </table:table-cell>
          <table:table-cell table:number-columns-repeated="120" table:style-name="ACE-0x7f471cd941e0"/>
        </table:table-row>
        <table:table-row table:style-name="AROW-4" table:number-rows-repeated="1048564">
          <table:table-cell table:number-columns-repeated="128"/>
        </table:table-row>
        <table:table-row table:style-name="AROW-4" table:number-rows-repeated="10">
          <table:table-cell table:number-columns-repeated="128" table:style-name="ACE-0x7f471cd941e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471cd9f3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71cd9be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71cd54d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725adef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725a9df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725c00e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471cddf000" style:display-name="TestCase" style:page-layout-name="pl-0x7f471cd9f3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71cddf1f0" style:display-name="AQA1_TestData" style:page-layout-name="pl-0x7f471cd9be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71cddf3e0" style:display-name="AQA2_TestData" style:page-layout-name="pl-0x7f471cd54d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71cddf5d0" style:display-name="AQA3_TestData" style:page-layout-name="pl-0x7f4725adef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71cddf7c0" style:display-name="AQA4_TestData" style:page-layout-name="pl-0x7f4725a9df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71cddf9b0" style:display-name="AQA5_TestData" style:page-layout-name="pl-0x7f4725c00e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4:55:58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